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2083in" svg:stroke-color="#4472c4" draw:marker-start="a454" draw:marker-end="a455" svg:stroke-opacity="100%" draw:stroke-linejoin="miter" svg:stroke-linecap="butt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2083in" svg:stroke-color="#4472c4" draw:marker-end="a432" svg:stroke-opacity="100%" draw:stroke-linejoin="miter" svg:stroke-linecap="butt"/>
    </style:style>
    <style:style style:family="graphic" style:name="a458">
      <style:graphic-properties draw:fill="none" draw:stroke="solid" svg:stroke-width="0.02083in" svg:stroke-color="#4472c4" draw:marker-end="a457" svg:stroke-opacity="100%" draw:stroke-linejoin="miter" svg:stroke-linecap="butt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18">
      <style:graphic-properties draw:fill="none" draw:stroke="solid" svg:stroke-width="0.02083in" svg:stroke-color="#4472c4" draw:marker-end="a417" svg:stroke-opacity="100%" draw:stroke-linejoin="miter" svg:stroke-linecap="butt"/>
    </style:style>
    <style:style style:family="graphic" style:name="a460">
      <style:graphic-properties draw:fill="none" draw:stroke="solid" svg:stroke-width="0.02083in" svg:stroke-color="#4472c4" draw:marker-end="a459" svg:stroke-opacity="100%" draw:stroke-linejoin="miter" svg:stroke-linecap="butt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b41d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2083in" svg:stroke-color="#4472c4" draw:marker-end="a419" svg:stroke-opacity="100%" draw:stroke-linejoin="miter" svg:stroke-linecap="butt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b41d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2083in" svg:stroke-color="#4472c4" draw:marker-end="a425" svg:stroke-opacity="100%" draw:stroke-linejoin="miter" svg:stroke-linecap="butt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none" draw:stroke="solid" svg:stroke-width="0.02083in" svg:stroke-color="#4472c4" draw:marker-end="a450" svg:stroke-opacity="100%" draw:stroke-linejoin="miter" svg:stroke-linecap="butt"/>
    </style:style>
    <style:style style:family="graphic" style:name="a453">
      <style:graphic-properties draw:fill="none" draw:stroke="solid" svg:stroke-width="0.02083in" svg:stroke-color="#4472c4" draw:marker-end="a452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2.25647in" svg:y="5.27557in" svg:width="2.04724in" svg:height="0.43307in" draw:id="id63" draw:style-name="a387" draw:name="Rectangle 3">
          <svg:title/>
          <svg:desc/>
          <text:p text:style-name="a385" text:class-names="" text:cond-style-name=""><text:span text:style-name="a381" text:class-names="">s</text:span><text:span text:style-name="a382" text:class-names="">ource</text:span><text:span text:style-name="a383" text:class-names=""><text:s text:c="1"/>data</text:span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9587in" svg:y="2.81548in" svg:width="2.04724in" svg:height="0.43307in" draw:id="id64" draw:style-name="a391" draw:name="Rectangle 4">
          <svg:title/>
          <svg:desc/>
          <text:p text:style-name="a390" text:class-names="" text:cond-style-name=""><text:span text:style-name="a388" text:class-names="">study bidsmap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647in" svg:y="4.46149in" svg:width="2.04724in" svg:height="0.43307in" draw:id="id65" draw:style-name="a396" draw:name="Rectangle 7">
          <svg:title/>
          <svg:desc/>
          <text:p text:style-name="a394" text:class-names="" text:cond-style-name=""><text:span text:style-name="a392" text:class-names="">plugins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647in" svg:y="3.65009in" svg:width="2.04724in" svg:height="0.43307in" draw:id="id66" draw:style-name="a401" draw:name="Rectangle 8">
          <svg:title/>
          <svg:desc/>
          <text:p text:style-name="a399" text:class-names="" text:cond-style-name=""><text:span text:style-name="a397" text:class-names="">bidsmapper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9587in" svg:y="3.65009in" svg:width="2.04724in" svg:height="0.43307in" draw:id="id67" draw:style-name="a406" draw:name="Rectangle 9">
          <svg:title/>
          <svg:desc/>
          <text:p text:style-name="a404" text:class-names="" text:cond-style-name=""><text:span text:style-name="a402" text:class-names="">bidseditor</text:span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21in" svg:y="3.65009in" svg:width="2.04724in" svg:height="0.43307in" draw:id="id68" draw:style-name="a411" draw:name="Rectangle 10">
          <svg:title/>
          <svg:desc/>
          <text:p text:style-name="a409" text:class-names="" text:cond-style-name=""><text:span text:style-name="a407" text:class-names="">bidscoiner</text:span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21in" svg:y="5.27557in" svg:width="2.04724in" svg:height="0.43307in" draw:id="id69" draw:style-name="a416" draw:name="Rectangle 26">
          <svg:title/>
          <svg:desc/>
          <text:p text:style-name="a414" text:class-names="" text:cond-style-name=""><text:span text:style-name="a412" text:class-names="">BIDS data</text:span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29702in" svg:y1="4.04894in" draw:start-shape="id66" draw:start-glue-point="0" svg:x2="3.67894in" svg:y2="2.63317in" draw:end-shape="id64" draw:end-glue-point="3" draw:id="id70" draw:style-name="a418" draw:transform="translate(-3.98798in -3.34106in) rotate(-1.5708) translate(3.98798in 3.34106in)" draw:name="Connector: Elbow 63">
          <svg:title/>
          <svg:desc/>
        </draw:connector>
        <draw:connector draw:type="standard" svg:x1="6.74311in" svg:y1="3.03202in" draw:start-shape="id64" draw:start-glue-point="1" svg:x2="8.15083in" svg:y2="3.65009in" draw:end-shape="id68" draw:end-glue-point="0" draw:id="id71" draw:style-name="a420" draw:name="Connector: Elbow 65">
          <svg:title/>
          <svg:desc/>
        </draw:connector>
        <draw:custom-shape svg:x="0.6139in" svg:y="2.81548in" svg:width="2.04724in" svg:height="0.43307in" draw:id="id72" draw:style-name="a424" draw:name="Rectangle 114">
          <svg:title/>
          <svg:desc/>
          <text:p text:style-name="a423" text:class-names="" text:cond-style-name=""><text:span text:style-name="a421" text:class-names="">template bidsmap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25603in" svg:y1="3.24811in" draw:start-shape="id72" draw:start-glue-point="2" svg:x2="1.63796in" svg:y2="3.86707in" draw:end-shape="id66" draw:end-glue-point="3" draw:id="id73" draw:style-name="a426" draw:transform="translate(-1.94699in -3.55759in) rotate(-4.71239) translate(1.94699in 3.55759in)" draw:name="Connector: Elbow 116">
          <svg:title/>
          <svg:desc/>
        </draw:connector>
        <draw:custom-shape svg:x="7.12721in" svg:y="4.46149in" svg:width="2.04724in" svg:height="0.43307in" draw:id="id74" draw:style-name="a431" draw:name="Rectangle 133">
          <svg:title/>
          <svg:desc/>
          <text:p text:style-name="a429" text:class-names="" text:cond-style-name=""><text:span text:style-name="a427" text:class-names="">plugins</text:span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30372in" svg:y1="5.4921in" draw:start-shape="id63" draw:start-glue-point="1" svg:x2="7.12721in" svg:y2="4.67802in" draw:end-shape="id74" draw:end-glue-point="3" draw:id="id75" draw:style-name="a433" draw:name="Connector: Elbow 141">
          <svg:title/>
          <svg:desc/>
        </draw:connector>
        <draw:frame draw:id="id76" draw:style-name="a437" draw:name="TextBox 148" svg:x="9.4183in" svg:y="5.29015in" svg:width="2.04724in" svg:height="0.40391in">
          <draw:text-box>
            <text:p text:style-name="a436" text:class-names="" text:cond-style-name=""><text:span text:style-name="a434" text:class-names="">--- data layer</text:span><text:span text:style-name="a435" text:class-names=""/></text:p>
          </draw:text-box>
          <svg:title/>
          <svg:desc/>
        </draw:frame>
        <draw:frame draw:id="id77" draw:style-name="a441" draw:name="TextBox 149" svg:x="9.4183in" svg:y="4.47012in" svg:width="2.04724in" svg:height="0.40391in">
          <draw:text-box>
            <text:p text:style-name="a440" text:class-names="" text:cond-style-name=""><text:span text:style-name="a438" text:class-names="">--- plugin layer</text:span><text:span text:style-name="a439" text:class-names=""/></text:p>
          </draw:text-box>
          <svg:title/>
          <svg:desc/>
        </draw:frame>
        <draw:frame draw:id="id78" draw:style-name="a445" draw:name="TextBox 150" svg:x="9.4183in" svg:y="3.65009in" svg:width="2.04724in" svg:height="0.40391in">
          <draw:text-box>
            <text:p text:style-name="a444" text:class-names="" text:cond-style-name=""><text:span text:style-name="a442" text:class-names="">--- BIDScoin layer</text:span><text:span text:style-name="a443" text:class-names=""/></text:p>
          </draw:text-box>
          <svg:title/>
          <svg:desc/>
        </draw:frame>
        <draw:frame draw:id="id79" draw:style-name="a449" draw:name="TextBox 151" svg:x="9.4183in" svg:y="2.83006in" svg:width="2.04724in" svg:height="0.40391in">
          <draw:text-box>
            <text:p text:style-name="a448" text:class-names="" text:cond-style-name=""><text:span text:style-name="a446" text:class-names="">--- metadata layer</text:span><text:span text:style-name="a447" text:class-names=""/></text:p>
          </draw:text-box>
          <svg:title/>
          <svg:desc/>
        </draw:frame>
        <draw:connector draw:type="line" svg:x1="3.28009in" svg:y1="4.46149in" draw:start-shape="id65" draw:start-glue-point="0" svg:x2="3.28009in" svg:y2="4.08316in" draw:end-shape="id66" draw:end-glue-point="2" draw:id="id80" draw:style-name="a451" draw:name="Straight Arrow Connector 483">
          <svg:title/>
          <svg:desc/>
        </draw:connector>
        <draw:connector draw:type="line" svg:x1="3.28009in" svg:y1="5.27557in" draw:start-shape="id63" draw:start-glue-point="0" svg:x2="3.28009in" svg:y2="4.89456in" draw:end-shape="id65" draw:end-glue-point="2" draw:id="id81" draw:style-name="a453" draw:name="Straight Arrow Connector 485">
          <svg:title/>
          <svg:desc/>
        </draw:connector>
        <draw:connector draw:type="line" svg:x1="5.71949in" svg:y1="3.24855in" draw:start-shape="id64" draw:start-glue-point="2" svg:x2="5.71949in" svg:y2="3.65009in" draw:end-shape="id67" draw:end-glue-point="0" draw:id="id82" draw:style-name="a456" draw:name="Straight Arrow Connector 487">
          <svg:title/>
          <svg:desc/>
        </draw:connector>
        <draw:connector draw:type="line" svg:x1="8.15083in" svg:y1="4.08316in" draw:start-shape="id68" draw:start-glue-point="2" svg:x2="8.15083in" svg:y2="4.46149in" draw:end-shape="id74" draw:end-glue-point="0" draw:id="id83" draw:style-name="a458" draw:name="Straight Arrow Connector 491">
          <svg:title/>
          <svg:desc/>
        </draw:connector>
        <draw:connector draw:type="line" svg:x1="8.15083in" svg:y1="4.89456in" draw:start-shape="id74" draw:start-glue-point="2" svg:x2="8.15083in" svg:y2="5.27557in" draw:end-shape="id69" draw:end-glue-point="0" draw:id="id84" draw:style-name="a460" draw:name="Straight Arrow Connector 49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6" draw:style="linear" draw:angle="0" draw:start-color="#6083cb" draw:end-color="#3e70ca" draw:start-intensity="100%" draw:end-intensity="100%"/>
    <draw:gradient draw:name="a400" draw:style="linear" draw:angle="0" draw:start-color="#f18c55" draw:end-color="#f67b28" draw:start-intensity="100%" draw:end-intensity="100%"/>
    <draw:gradient draw:name="a430" draw:style="linear" draw:angle="0" draw:start-color="#81b861" draw:end-color="#6fb242" draw:start-intensity="100%" draw:end-intensity="100%"/>
    <draw:gradient draw:name="a415" draw:style="linear" draw:angle="0" draw:start-color="#6083cb" draw:end-color="#3e70ca" draw:start-intensity="100%" draw:end-intensity="100%"/>
    <draw:gradient draw:name="a395" draw:style="linear" draw:angle="0" draw:start-color="#81b861" draw:end-color="#6fb242" draw:start-intensity="100%" draw:end-intensity="100%"/>
    <draw:gradient draw:name="a405" draw:style="linear" draw:angle="0" draw:start-color="#f18c55" draw:end-color="#f67b28" draw:start-intensity="100%" draw:end-intensity="100%"/>
    <draw:gradient draw:name="a410" draw:style="linear" draw:angle="0" draw:start-color="#f18c55" draw:end-color="#f67b28" draw:start-intensity="100%" draw:end-intensity="100%"/>
    <draw:marker draw:name="a419" svg:viewBox="0 0 20 30" svg:d="m10 0-10 30h20z"/>
    <draw:marker draw:name="a425" svg:viewBox="0 0 20 30" svg:d="m10 0-10 30h20z"/>
    <draw:marker draw:name="a454" svg:viewBox="0 0 20 30" svg:d="m10 0-10 30h20z"/>
    <draw:marker draw:name="a455" svg:viewBox="0 0 20 30" svg:d="m10 0-10 30h20z"/>
    <draw:marker draw:name="a432" svg:viewBox="0 0 20 30" svg:d="m10 0-10 30h20z"/>
    <draw:marker draw:name="a450" svg:viewBox="0 0 20 30" svg:d="m10 0-10 30h20z"/>
    <draw:marker draw:name="a457" svg:viewBox="0 0 20 30" svg:d="m10 0-10 30h20z"/>
    <draw:marker draw:name="a417" svg:viewBox="0 0 20 30" svg:d="m10 0-10 30h20z"/>
    <draw:marker draw:name="a452" svg:viewBox="0 0 20 30" svg:d="m10 0-10 30h20z"/>
    <draw:marker draw:name="a45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cel Zwiers</meta:initial-creator>
    <dc:creator>Marcel Zwiers</dc:creator>
    <meta:creation-date>2022-03-11T09:28:06Z</meta:creation-date>
    <dc:date>2022-03-11T09:50:38Z</dc:date>
    <meta:editing-cycles>1</meta:editing-cycles>
    <meta:editing-duration>PT1351S</meta:editing-duration>
    <meta:document-statistic meta:paragraph-count="13" meta:word-count="26"/>
  </office:meta>
</office:document-meta>
</file>